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~ = Contest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@ = Too Simpl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µ = Micro Scale Edit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Verification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table:number-columns-repeated="6"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~95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nwxxhgju">https://www.geogebra.org/geometry/nwxxhgju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Min/Max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95% Minimu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100% Maximum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9">09/11/2025</text:date>, <text:time>00:0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9T00:06:26.38</dc:date>
    <meta:editing-duration>PT2H10M43S</meta:editing-duration>
    <meta:editing-cycles>40</meta:editing-cycles>
    <meta:generator>OpenOffice/4.1.14$Win32 OpenOffice.org_project/4114m1$Build-9811</meta:generator>
    <meta:document-statistic meta:table-count="3" meta:cell-count="127" meta:object-count="0"/>
  </office:meta>
</office:document-meta>
</file>